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Standard">
      <style:text-properties officeooo:rsid="00143e77" officeooo:paragraph-rsid="00143e77"/>
    </style:style>
    <style:style style:name="P2" style:family="paragraph" style:parent-style-name="Text_20_body">
      <style:text-properties officeooo:rsid="00069c9e" officeooo:paragraph-rsid="00143e77"/>
    </style:style>
    <style:style style:name="P3" style:family="paragraph" style:parent-style-name="Text_20_body">
      <style:text-properties fo:font-weight="bold" officeooo:rsid="00069c9e" officeooo:paragraph-rsid="00143e77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Calibri" officeooo:rsid="00143e77" officeooo:paragraph-rsid="00143e77"/>
    </style:style>
    <style:style style:name="P5" style:family="paragraph" style:parent-style-name="Standard">
      <style:text-properties fo:color="#000000" loext:opacity="100%" style:font-name="Calibri" officeooo:paragraph-rsid="00143e77"/>
    </style:style>
    <style:style style:name="P6" style:family="paragraph" style:parent-style-name="Table_20_Contents">
      <style:text-properties officeooo:rsid="00064b9a" officeooo:paragraph-rsid="00143e77"/>
    </style:style>
    <style:style style:name="P7" style:family="paragraph" style:parent-style-name="Table_20_Contents">
      <style:text-properties officeooo:rsid="00143e77" officeooo:paragraph-rsid="00143e77"/>
    </style:style>
    <style:style style:name="P8" style:family="paragraph" style:parent-style-name="Table_20_Contents">
      <style:text-properties officeooo:paragraph-rsid="00143e77"/>
    </style:style>
    <style:style style:name="P9" style:family="paragraph" style:parent-style-name="Standard">
      <style:text-properties officeooo:rsid="0016d53f" officeooo:paragraph-rsid="0016d53f"/>
    </style:style>
    <style:style style:name="P10" style:family="paragraph" style:parent-style-name="Standard">
      <style:text-properties officeooo:rsid="001814f3" officeooo:paragraph-rsid="001814f3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3e77"/>
    </style:style>
    <style:style style:name="T3" style:family="text">
      <style:text-properties officeooo:rsid="0016d53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43e7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3e77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<text:tab/><text:tab/><text:tab/><text:span text:style-name="T1">EQUIPO ALPHA</text:span></text:p>
      <text:p text:style-name="P2">Día <text:span text:style-name="T2">27</text:span> de Noviembre del 2024 <text:span text:style-name="T3">primera reunión para asignar tareas y SCRUM Master</text:span></text:p>
      <text:p text:style-name="P2"/>
      <text:p text:style-name="P3">ASIGNACIÓN DE TAREAS</text:p>
      <text:p text:style-name="P4"><text:span text:style-name="T4">Ángel</text:span><text:span text:style-name="T5"> </text:span><text:span text:style-name="T4">Montiel</text:span> – SCRUM Master</text:p>
      <text:p text:style-name="P5"><text:span text:style-name="T6">Samuel</text:span><text:span text:style-name="T7"> </text:span><text:span text:style-name="T6">García</text:span><text:span text:style-name="T7"> </text:span><text:span text:style-name="T2">- </text:span><text:span text:style-name="T8">Diagrama de clases UML del proyecto</text:span><text:span text:style-name="T9"> </text:span></text:p>
      <text:p text:style-name="P5"><text:span text:style-name="T6">Saray</text:span><text:span text:style-name="T7"> </text:span><text:span text:style-name="T6">Reyes</text:span><text:span text:style-name="T2"> - </text:span><text:span text:style-name="T8">Diagrama Entidad Relación de la BBDD a realizar y paso a tabla del diagrama.</text:span></text:p>
      <text:p text:style-name="P5"><text:span text:style-name="T6">Raúl</text:span><text:span text:style-name="T7"> </text:span><text:span text:style-name="T6">Astorga</text:span><text:span text:style-name="T2"> – </text:span><text:span text:style-name="T8">Creación de un XML Schema para representar los datos de una de las compañias</text:span></text:p>
      <text:p text:style-name="P4"><text:span text:style-name="T4">Rafael</text:span><text:span text:style-name="T5"> </text:span><text:span text:style-name="T4">Rosado</text:span> – Boceto gráfico de la interfaz GUI web a utilizar</text:p>
      <text:p text:style-name="P4"><text:span text:style-name="T4">Paula López</text:span> - Boceto gráfico de la interfaz GUI Android a utilizar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6">TO DO</text:p>
          </table:table-cell>
          <table:table-cell table:style-name="Tabla1.A1" office:value-type="string">
            <text:p text:style-name="P6">IN PROGRESS</text:p>
          </table:table-cell>
          <table:table-cell table:style-name="Tabla1.A1" office:value-type="string">
            <text:p text:style-name="P6">REVIEW</text:p>
          </table:table-cell>
          <table:table-cell table:style-name="Tabla1.D1" office:value-type="string">
            <text:p text:style-name="P6">DONE</text:p>
          </table:table-cell>
        </table:table-row>
        <table:table-row table:style-name="Tabla1.2">
          <table:table-cell table:style-name="Tabla1.A2" office:value-type="string">
            <text:p text:style-name="P7">DIAGRAMA U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3">
          <table:table-cell table:style-name="Tabla1.A2" office:value-type="string">
            <text:p text:style-name="P7">PASO A TABLAS BBD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4">
          <table:table-cell table:style-name="Tabla1.A2" office:value-type="string">
            <text:p text:style-name="P7">X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7">INTERFAZ GUI WEB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6">
          <table:table-cell table:style-name="Tabla1.A2" office:value-type="string">
            <text:p text:style-name="P7">INTERFAZ GUI ANDROI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</table:table>
      <text:p text:style-name="P1"/>
      <text:p text:style-name="P1"/>
      <text:p text:style-name="P9"><text:span text:style-name="T10">28/11/2024 </text:span>Todos han asistido a la reunión diaria. No hemos podido empezar el trabajo por falta de información</text:p>
      <text:p text:style-name="P10"><text:span text:style-name="T10">29/11/2024</text:span> <text:span text:style-name="T3">Todos han asistido a la reunión diaria. </text:span>Algunos miembros ya han empezado a hacer el trabajo y ya hay varias ramas creada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1:06:10.103000000</meta:creation-date>
    <dc:date>2024-11-29T20:52:03.316000000</dc:date>
    <meta:editing-duration>PT4M43S</meta:editing-duration>
    <meta:editing-cycles>4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0" meta:word-count="148" meta:character-count="847" meta:non-whitespace-character-count="708"/>
  </office:meta>
</office:document-meta>
</file>